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ime10</text:p>
          </table:table-cell>
          <table:table-cell office:value-type="string" calcext:value-type="string">
            <text:p>at10</text:p>
          </table:table-cell>
          <table:table-cell office:value-type="string" calcext:value-type="string">
            <text:p>ch10</text:p>
          </table:table-cell>
          <table:table-cell office:value-type="string" calcext:value-type="string">
            <text:p>cm10</text:p>
          </table:table-cell>
          <table:table-cell/>
          <table:table-cell office:value-type="string" calcext:value-type="string">
            <text:p>time15</text:p>
          </table:table-cell>
          <table:table-cell office:value-type="string" calcext:value-type="string">
            <text:p>at15</text:p>
          </table:table-cell>
          <table:table-cell office:value-type="string" calcext:value-type="string">
            <text:p>ch15</text:p>
          </table:table-cell>
          <table:table-cell office:value-type="string" calcext:value-type="string">
            <text:p>cm15</text:p>
          </table:table-cell>
          <table:table-cell/>
          <table:table-cell office:value-type="string" calcext:value-type="string">
            <text:p>time5</text:p>
          </table:table-cell>
          <table:table-cell office:value-type="string" calcext:value-type="string">
            <text:p>at5</text:p>
          </table:table-cell>
          <table:table-cell office:value-type="string" calcext:value-type="string">
            <text:p>ch5</text:p>
          </table:table-cell>
          <table:table-cell office:value-type="string" calcext:value-type="string">
            <text:p>cm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 table:number-rows-repeated="58">
          <table:table-cell/>
          <table:table-cell table:style-name="Default"/>
          <table:table-cell table:number-columns-repeated="1022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time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ch2</text:p>
          </table:table-cell>
          <table:table-cell office:value-type="string" calcext:value-type="string">
            <text:p>cm2</text:p>
          </table:table-cell>
          <table:table-cell/>
          <table:table-cell office:value-type="string" calcext:value-type="string">
            <text:p>time5</text:p>
          </table:table-cell>
          <table:table-cell office:value-type="string" calcext:value-type="string">
            <text:p>at5</text:p>
          </table:table-cell>
          <table:table-cell office:value-type="string" calcext:value-type="string">
            <text:p>ch5</text:p>
          </table:table-cell>
          <table:table-cell office:value-type="string" calcext:value-type="string">
            <text:p>cm5</text:p>
          </table:table-cell>
          <table:table-cell/>
          <table:table-cell office:value-type="string" calcext:value-type="string">
            <text:p>time10</text:p>
          </table:table-cell>
          <table:table-cell office:value-type="string" calcext:value-type="string">
            <text:p>at10</text:p>
          </table:table-cell>
          <table:table-cell office:value-type="string" calcext:value-type="string">
            <text:p>ch10</text:p>
          </table:table-cell>
          <table:table-cell office:value-type="string" calcext:value-type="string">
            <text:p>cm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35" calcext:value-type="float">
            <text:p>3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35" calcext:value-type="float">
            <text:p>3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 office:value-type="float" office:value="35" calcext:value-type="float">
            <text:p>3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 office:value-type="float" office:value="35" calcext:value-type="float">
            <text:p>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 office:value-type="float" office:value="35" calcext:value-type="float">
            <text:p>35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 office:value-type="float" office:value="35" calcext:value-type="float">
            <text:p>3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 office:value-type="float" office:value="36" calcext:value-type="float">
            <text:p>3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 office:value-type="float" office:value="35" calcext:value-type="float">
            <text:p>3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 office:value-type="float" office:value="35" calcext:value-type="float">
            <text:p>35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 office:value-type="float" office:value="36" calcext:value-type="float">
            <text:p>36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3" office:value-type="float" office:value="35" calcext:value-type="float">
            <text:p>35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3" office:value-type="float" office:value="36" calcext:value-type="float">
            <text:p>36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3" office:value-type="float" office:value="35" calcext:value-type="float">
            <text:p>35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 office:value-type="float" office:value="35" calcext:value-type="float">
            <text:p>3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 office:value-type="float" office:value="35" calcext:value-type="float">
            <text:p>35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 office:value-type="float" office:value="36" calcext:value-type="float">
            <text:p>3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3" office:value-type="float" office:value="35" calcext:value-type="float">
            <text:p>3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9" calcext:value-type="float">
            <text:p>29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3" office:value-type="float" office:value="35" calcext:value-type="float">
            <text:p>35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3" office:value-type="float" office:value="36" calcext:value-type="float">
            <text:p>36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3" office:value-type="float" office:value="35" calcext:value-type="float">
            <text:p>3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52">
          <table:table-cell table:number-columns-repeated="11"/>
          <table:table-cell table:style-name="Default"/>
          <table:table-cell table:number-columns-repeated="2"/>
        </table:table-row>
        <table:table-row table:style-name="ro1" table:number-rows-repeated="104839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00/00/0000</text:date>, <text:time style:data-style-name="N2" text:time-value="19:07:57.0448467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2:01:30.029792224</meta:creation-date>
    <dc:date>2019-05-28T19:19:54.639113947</dc:date>
    <meta:editing-duration>PT20H12M34S</meta:editing-duration>
    <meta:editing-cycles>4</meta:editing-cycles>
    <meta:generator>LibreOffice/5.1.6.2$Linux_X86_64 LibreOffice_project/10m0$Build-2</meta:generator>
    <meta:document-statistic meta:table-count="2" meta:cell-count="2904" meta:object-count="0"/>
  </office:meta>
</office:document-meta>
</file>